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61.33mm" svg:height="141.49mm" svg:x="0mm" svg:y="146.66mm">
            <loext:p/>
            <draw:object draw:notify-on-update-of-ranges="Tabelle1.A2:Tabelle1.A25 Tabelle1.B1:Tabelle1.B1 Tabelle1.B2:Tabelle1.B25 Tabelle1.C1:Tabelle1.C1 Tabelle1.C2:Tabelle1.C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2.37mm" svg:height="141.99mm" svg:x="0mm" svg:y="289.77mm">
            <loext:p/>
            <draw:object draw:notify-on-update-of-ranges="Tabelle1.A1:Tabelle1.A1 Tabelle1.A2:Tabelle1.A25 Tabelle1.G1:Tabelle1.G1 Tabelle1.G2:Tabelle1.G25 Tabelle1.I1:Tabelle1.I1 Tabelle1.I2:Tabelle1.I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ufgabe</text:p>
          </table:table-cell>
          <table:table-cell table:style-name="Default" office:value-type="string" calcext:value-type="string">
            <text:p>Startdatum</text:p>
          </table:table-cell>
          <table:table-cell office:value-type="string" calcext:value-type="string">
            <text:p>Dauer</text:p>
          </table:table-cell>
          <table:table-cell table:style-name="Default" office:value-type="string" calcext:value-type="string">
            <text:p>Enddatum</text:p>
          </table:table-cell>
          <table:table-cell table:number-columns-repeated="2"/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Abschluss</text:p>
          </table:table-cell>
          <table:table-cell office:value-type="string" calcext:value-type="string">
            <text:p>Dauer</text:p>
          </table:table-cell>
        </table:table-row>
        <table:table-row table:style-name="ro1">
          <table:table-cell office:value-type="string" calcext:value-type="string">
            <text:p>Projektbeschreibung fertigen</text:p>
          </table:table-cell>
          <table:table-cell office:value-type="date" office:date-value="2018-09-03" calcext:value-type="date">
            <text:p>03.09.18</text:p>
          </table:table-cell>
          <table:table-cell table:formula="of:=[.D2]-[.B2]" office:value-type="float" office:value="3" calcext:value-type="float">
            <text:p>3</text:p>
          </table:table-cell>
          <table:table-cell office:value-type="date" office:date-value="2018-09-06" calcext:value-type="date">
            <text:p>06.09.18</text:p>
          </table:table-cell>
          <table:table-cell table:number-columns-repeated="2"/>
          <table:table-cell office:value-type="date" office:date-value="2018-09-03" calcext:value-type="date">
            <text:p>03.09.18</text:p>
          </table:table-cell>
          <table:table-cell office:value-type="date" office:date-value="2018-09-06" calcext:value-type="date">
            <text:p>06.09.18</text:p>
          </table:table-cell>
          <table:table-cell table:formula="of:=[.H2]-[.G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wicklungsumgebung einrichten</text:p>
          </table:table-cell>
          <table:table-cell office:value-type="date" office:date-value="2018-09-06" calcext:value-type="date">
            <text:p>06.09.18</text:p>
          </table:table-cell>
          <table:table-cell table:formula="of:=[.D3]-[.B3]" office:value-type="float" office:value="4" calcext:value-type="float">
            <text:p>4</text:p>
          </table:table-cell>
          <table:table-cell office:value-type="date" office:date-value="2018-09-10" calcext:value-type="date">
            <text:p>10.09.18</text:p>
          </table:table-cell>
          <table:table-cell table:number-columns-repeated="2"/>
          <table:table-cell office:value-type="date" office:date-value="2018-09-06" calcext:value-type="date">
            <text:p>06.09.18</text:p>
          </table:table-cell>
          <table:table-cell office:value-type="date" office:date-value="2018-09-10" calcext:value-type="date">
            <text:p>10.09.18</text:p>
          </table:table-cell>
          <table:table-cell table:formula="of:=[.H3]-[.G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ktbeschreibung korrigieren</text:p>
          </table:table-cell>
          <table:table-cell office:value-type="date" office:date-value="2018-09-10" calcext:value-type="date">
            <text:p>10.09.18</text:p>
          </table:table-cell>
          <table:table-cell table:formula="of:=[.D4]-[.B4]" office:value-type="float" office:value="3" calcext:value-type="float">
            <text:p>3</text:p>
          </table:table-cell>
          <table:table-cell office:value-type="date" office:date-value="2018-09-13" calcext:value-type="date">
            <text:p>13.09.18</text:p>
          </table:table-cell>
          <table:table-cell table:number-columns-repeated="2"/>
          <table:table-cell office:value-type="date" office:date-value="2018-09-10" calcext:value-type="date">
            <text:p>10.09.18</text:p>
          </table:table-cell>
          <table:table-cell office:value-type="date" office:date-value="2018-09-13" calcext:value-type="date">
            <text:p>13.09.18</text:p>
          </table:table-cell>
          <table:table-cell table:formula="of:=[.H4]-[.G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ository einrichten</text:p>
          </table:table-cell>
          <table:table-cell office:value-type="date" office:date-value="2018-09-13" calcext:value-type="date">
            <text:p>13.09.18</text:p>
          </table:table-cell>
          <table:table-cell table:formula="of:=[.D5]-[.B5]" office:value-type="float" office:value="4" calcext:value-type="float">
            <text:p>4</text:p>
          </table:table-cell>
          <table:table-cell office:value-type="date" office:date-value="2018-09-17" calcext:value-type="date">
            <text:p>17.09.18</text:p>
          </table:table-cell>
          <table:table-cell table:number-columns-repeated="2"/>
          <table:table-cell office:value-type="date" office:date-value="2018-09-13" calcext:value-type="date">
            <text:p>13.09.18</text:p>
          </table:table-cell>
          <table:table-cell office:value-type="date" office:date-value="2018-09-17" calcext:value-type="date">
            <text:p>17.09.18</text:p>
          </table:table-cell>
          <table:table-cell table:formula="of:=[.H5]-[.G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ckups implementieren</text:p>
          </table:table-cell>
          <table:table-cell office:value-type="date" office:date-value="2018-09-17" calcext:value-type="date">
            <text:p>17.09.18</text:p>
          </table:table-cell>
          <table:table-cell table:formula="of:=[.D6]-[.B6]" office:value-type="float" office:value="14" calcext:value-type="float">
            <text:p>14</text:p>
          </table:table-cell>
          <table:table-cell office:value-type="date" office:date-value="2018-10-01" calcext:value-type="date">
            <text:p>01.10.18</text:p>
          </table:table-cell>
          <table:table-cell table:number-columns-repeated="2"/>
          <table:table-cell office:value-type="date" office:date-value="2018-09-17" calcext:value-type="date">
            <text:p>17.09.18</text:p>
          </table:table-cell>
          <table:table-cell office:value-type="date" office:date-value="2018-10-01" calcext:value-type="date">
            <text:p>01.10.18</text:p>
          </table:table-cell>
          <table:table-cell table:formula="of:=[.H6]-[.G6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itäten implementieren</text:p>
          </table:table-cell>
          <table:table-cell office:value-type="date" office:date-value="2018-09-17" calcext:value-type="date">
            <text:p>17.09.18</text:p>
          </table:table-cell>
          <table:table-cell table:formula="of:=[.D7]-[.B7]" office:value-type="float" office:value="14" calcext:value-type="float">
            <text:p>14</text:p>
          </table:table-cell>
          <table:table-cell office:value-type="date" office:date-value="2018-10-01" calcext:value-type="date">
            <text:p>01.10.18</text:p>
          </table:table-cell>
          <table:table-cell table:number-columns-repeated="2"/>
          <table:table-cell office:value-type="date" office:date-value="2018-09-17" calcext:value-type="date">
            <text:p>17.09.18</text:p>
          </table:table-cell>
          <table:table-cell office:value-type="date" office:date-value="2018-10-08" calcext:value-type="date">
            <text:p>08.10.18</text:p>
          </table:table-cell>
          <table:table-cell table:formula="of:=[.H7]-[.G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gin implementieren</text:p>
          </table:table-cell>
          <table:table-cell office:value-type="date" office:date-value="2018-09-24" calcext:value-type="date">
            <text:p>24.09.18</text:p>
          </table:table-cell>
          <table:table-cell table:formula="of:=[.D8]-[.B8]" office:value-type="float" office:value="7" calcext:value-type="float">
            <text:p>7</text:p>
          </table:table-cell>
          <table:table-cell office:value-type="date" office:date-value="2018-10-01" calcext:value-type="date">
            <text:p>01.10.18</text:p>
          </table:table-cell>
          <table:table-cell table:number-columns-repeated="2"/>
          <table:table-cell office:value-type="date" office:date-value="2018-09-24" calcext:value-type="date">
            <text:p>24.09.18</text:p>
          </table:table-cell>
          <table:table-cell office:value-type="date" office:date-value="2018-10-10" calcext:value-type="date">
            <text:p>10.10.18</text:p>
          </table:table-cell>
          <table:table-cell table:formula="of:=[.H8]-[.G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urs anlegen implementieren</text:p>
          </table:table-cell>
          <table:table-cell office:value-type="date" office:date-value="2018-10-01" calcext:value-type="date">
            <text:p>01.10.18</text:p>
          </table:table-cell>
          <table:table-cell table:formula="of:=[.D9]-[.B9]" office:value-type="float" office:value="7" calcext:value-type="float">
            <text:p>7</text:p>
          </table:table-cell>
          <table:table-cell office:value-type="date" office:date-value="2018-10-08" calcext:value-type="date">
            <text:p>08.10.18</text:p>
          </table:table-cell>
          <table:table-cell table:number-columns-repeated="2"/>
          <table:table-cell office:value-type="date" office:date-value="2018-10-08" calcext:value-type="date">
            <text:p>08.10.18</text:p>
          </table:table-cell>
          <table:table-cell office:value-type="date" office:date-value="2018-10-17" calcext:value-type="date">
            <text:p>17.10.18</text:p>
          </table:table-cell>
          <table:table-cell table:formula="of:=[.H9]-[.G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urslisten-Anzeige implementieren</text:p>
          </table:table-cell>
          <table:table-cell office:value-type="date" office:date-value="2018-10-08" calcext:value-type="date">
            <text:p>08.10.18</text:p>
          </table:table-cell>
          <table:table-cell table:formula="of:=[.D10]-[.B10]" office:value-type="float" office:value="1" calcext:value-type="float">
            <text:p>1</text:p>
          </table:table-cell>
          <table:table-cell office:value-type="date" office:date-value="2018-10-09" calcext:value-type="date">
            <text:p>09.10.18</text:p>
          </table:table-cell>
          <table:table-cell table:number-columns-repeated="2"/>
          <table:table-cell office:value-type="date" office:date-value="2018-10-09" calcext:value-type="date">
            <text:p>09.10.18</text:p>
          </table:table-cell>
          <table:table-cell office:value-type="date" office:date-value="2018-10-10" calcext:value-type="date">
            <text:p>10.10.18</text:p>
          </table:table-cell>
          <table:table-cell table:formula="of:=[.H10]-[.G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s anschauen implementieren</text:p>
          </table:table-cell>
          <table:table-cell office:value-type="date" office:date-value="2018-10-08" calcext:value-type="date">
            <text:p>08.10.18</text:p>
          </table:table-cell>
          <table:table-cell table:formula="of:=[.D11]-[.B11]" office:value-type="float" office:value="1" calcext:value-type="float">
            <text:p>1</text:p>
          </table:table-cell>
          <table:table-cell office:value-type="date" office:date-value="2018-10-09" calcext:value-type="date">
            <text:p>09.10.18</text:p>
          </table:table-cell>
          <table:table-cell table:number-columns-repeated="2"/>
          <table:table-cell office:value-type="date" office:date-value="2018-10-09" calcext:value-type="date">
            <text:p>09.10.18</text:p>
          </table:table-cell>
          <table:table-cell office:value-type="date" office:date-value="2018-10-10" calcext:value-type="date">
            <text:p>10.10.18</text:p>
          </table:table-cell>
          <table:table-cell table:formula="of:=[.H11]-[.G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s bearbeiten implementieren</text:p>
          </table:table-cell>
          <table:table-cell office:value-type="date" office:date-value="2018-10-09" calcext:value-type="date">
            <text:p>09.10.18</text:p>
          </table:table-cell>
          <table:table-cell table:formula="of:=[.D12]-[.B12]" office:value-type="float" office:value="2" calcext:value-type="float">
            <text:p>2</text:p>
          </table:table-cell>
          <table:table-cell office:value-type="date" office:date-value="2018-10-11" calcext:value-type="date">
            <text:p>11.10.18</text:p>
          </table:table-cell>
          <table:table-cell table:number-columns-repeated="2"/>
          <table:table-cell office:value-type="date" office:date-value="2018-10-10" calcext:value-type="date">
            <text:p>10.10.18</text:p>
          </table:table-cell>
          <table:table-cell office:value-type="date" office:date-value="2018-10-11" calcext:value-type="date">
            <text:p>11.10.18</text:p>
          </table:table-cell>
          <table:table-cell table:formula="of:=[.H12]-[.G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utzer anlegen implementieren</text:p>
          </table:table-cell>
          <table:table-cell office:value-type="date" office:date-value="2018-10-10" calcext:value-type="date">
            <text:p>10.10.18</text:p>
          </table:table-cell>
          <table:table-cell table:formula="of:=[.D13]-[.B13]" office:value-type="float" office:value="7" calcext:value-type="float">
            <text:p>7</text:p>
          </table:table-cell>
          <table:table-cell office:value-type="date" office:date-value="2018-10-17" calcext:value-type="date">
            <text:p>17.10.18</text:p>
          </table:table-cell>
          <table:table-cell table:number-columns-repeated="2"/>
          <table:table-cell office:value-type="date" office:date-value="2018-10-10" calcext:value-type="date">
            <text:p>10.10.18</text:p>
          </table:table-cell>
          <table:table-cell office:value-type="date" office:date-value="2018-10-16" calcext:value-type="date">
            <text:p>16.10.18</text:p>
          </table:table-cell>
          <table:table-cell table:formula="of:=[.H13]-[.G1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hlzeitraum implementieren</text:p>
          </table:table-cell>
          <table:table-cell office:value-type="date" office:date-value="2018-10-11" calcext:value-type="date">
            <text:p>11.10.18</text:p>
          </table:table-cell>
          <table:table-cell table:formula="of:=[.D14]-[.B14]" office:value-type="float" office:value="4" calcext:value-type="float">
            <text:p>4</text:p>
          </table:table-cell>
          <table:table-cell office:value-type="date" office:date-value="2018-10-15" calcext:value-type="date">
            <text:p>15.10.18</text:p>
          </table:table-cell>
          <table:table-cell table:number-columns-repeated="2"/>
          <table:table-cell office:value-type="date" office:date-value="2018-10-11" calcext:value-type="date">
            <text:p>11.10.18</text:p>
          </table:table-cell>
          <table:table-cell office:value-type="date" office:date-value="2018-10-12" calcext:value-type="date">
            <text:p>12.10.18</text:p>
          </table:table-cell>
          <table:table-cell table:formula="of:=[.H14]-[.G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rswechsel implementieren</text:p>
          </table:table-cell>
          <table:table-cell office:value-type="date" office:date-value="2018-10-12" calcext:value-type="date">
            <text:p>12.10.18</text:p>
          </table:table-cell>
          <table:table-cell table:formula="of:=[.D15]-[.B15]" office:value-type="float" office:value="1" calcext:value-type="float">
            <text:p>1</text:p>
          </table:table-cell>
          <table:table-cell office:value-type="date" office:date-value="2018-10-13" calcext:value-type="date">
            <text:p>13.10.18</text:p>
          </table:table-cell>
          <table:table-cell table:number-columns-repeated="2"/>
          <table:table-cell office:value-type="date" office:date-value="2018-10-11" calcext:value-type="date">
            <text:p>11.10.18</text:p>
          </table:table-cell>
          <table:table-cell office:value-type="date" office:date-value="2018-10-12" calcext:value-type="date">
            <text:p>12.10.18</text:p>
          </table:table-cell>
          <table:table-cell table:formula="of:=[.H15]-[.G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hl implementieren</text:p>
          </table:table-cell>
          <table:table-cell office:value-type="date" office:date-value="2018-10-15" calcext:value-type="date">
            <text:p>15.10.18</text:p>
          </table:table-cell>
          <table:table-cell table:formula="of:=[.D16]-[.B16]" office:value-type="float" office:value="4" calcext:value-type="float">
            <text:p>4</text:p>
          </table:table-cell>
          <table:table-cell office:value-type="date" office:date-value="2018-10-19" calcext:value-type="date">
            <text:p>19.10.18</text:p>
          </table:table-cell>
          <table:table-cell table:number-columns-repeated="2"/>
          <table:table-cell office:value-type="date" office:date-value="2018-10-12" calcext:value-type="date">
            <text:p>12.10.18</text:p>
          </table:table-cell>
          <table:table-cell office:value-type="date" office:date-value="2018-10-19" calcext:value-type="date">
            <text:p>19.10.18</text:p>
          </table:table-cell>
          <table:table-cell table:formula="of:=[.H16]-[.G16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nutzerliste für Verwaltung implementieren</text:p>
          </table:table-cell>
          <table:table-cell office:value-type="date" office:date-value="2018-10-16" calcext:value-type="date">
            <text:p>16.10.18</text:p>
          </table:table-cell>
          <table:table-cell table:formula="of:=[.D17]-[.B17]" office:value-type="float" office:value="1" calcext:value-type="float">
            <text:p>1</text:p>
          </table:table-cell>
          <table:table-cell office:value-type="date" office:date-value="2018-10-17" calcext:value-type="date">
            <text:p>17.10.18</text:p>
          </table:table-cell>
          <table:table-cell table:number-columns-repeated="2"/>
          <table:table-cell table:number-columns-repeated="2" office:value-type="date" office:date-value="2018-10-16" calcext:value-type="date">
            <text:p>16.10.18</text:p>
          </table:table-cell>
          <table:table-cell table:formula="of:=[.H17]-[.G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rs zuweisen implementieren</text:p>
          </table:table-cell>
          <table:table-cell office:value-type="date" office:date-value="2018-10-19" calcext:value-type="date">
            <text:p>19.10.18</text:p>
          </table:table-cell>
          <table:table-cell table:formula="of:=[.D18]-[.B18]" office:value-type="float" office:value="7" calcext:value-type="float">
            <text:p>7</text:p>
          </table:table-cell>
          <table:table-cell office:value-type="date" office:date-value="2018-10-26" calcext:value-type="date">
            <text:p>26.10.18</text:p>
          </table:table-cell>
          <table:table-cell table:number-columns-repeated="2"/>
          <table:table-cell office:value-type="date" office:date-value="2018-10-19" calcext:value-type="date">
            <text:p>19.10.18</text:p>
          </table:table-cell>
          <table:table-cell office:value-type="date" office:date-value="2018-10-24" calcext:value-type="date">
            <text:p>24.10.18</text:p>
          </table:table-cell>
          <table:table-cell table:formula="of:=[.H18]-[.G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utzer löschen implementieren</text:p>
          </table:table-cell>
          <table:table-cell office:value-type="date" office:date-value="2018-10-17" calcext:value-type="date">
            <text:p>17.10.18</text:p>
          </table:table-cell>
          <table:table-cell table:formula="of:=[.D19]-[.B19]" office:value-type="float" office:value="7" calcext:value-type="float">
            <text:p>7</text:p>
          </table:table-cell>
          <table:table-cell office:value-type="date" office:date-value="2018-10-24" calcext:value-type="date">
            <text:p>24.10.18</text:p>
          </table:table-cell>
          <table:table-cell table:number-columns-repeated="2"/>
          <table:table-cell office:value-type="date" office:date-value="2018-10-16" calcext:value-type="date">
            <text:p>16.10.18</text:p>
          </table:table-cell>
          <table:table-cell office:value-type="date" office:date-value="2018-10-29" calcext:value-type="date">
            <text:p>29.10.18</text:p>
          </table:table-cell>
          <table:table-cell table:formula="of:=[.H19]-[.G19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ogout implementieren</text:p>
          </table:table-cell>
          <table:table-cell office:value-type="date" office:date-value="2018-10-24" calcext:value-type="date">
            <text:p>24.10.18</text:p>
          </table:table-cell>
          <table:table-cell table:formula="of:=[.D20]-[.B20]" office:value-type="float" office:value="1" calcext:value-type="float">
            <text:p>1</text:p>
          </table:table-cell>
          <table:table-cell office:value-type="date" office:date-value="2018-10-25" calcext:value-type="date">
            <text:p>25.10.18</text:p>
          </table:table-cell>
          <table:table-cell table:number-columns-repeated="2"/>
          <table:table-cell table:number-columns-repeated="2" office:value-type="date" office:date-value="2018-10-24" calcext:value-type="date">
            <text:p>24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wort ändern implementieren</text:p>
          </table:table-cell>
          <table:table-cell office:value-type="date" office:date-value="2018-10-24" calcext:value-type="date">
            <text:p>24.10.18</text:p>
          </table:table-cell>
          <table:table-cell table:formula="of:=[.D21]-[.B21]" office:value-type="float" office:value="1" calcext:value-type="float">
            <text:p>1</text:p>
          </table:table-cell>
          <table:table-cell office:value-type="date" office:date-value="2018-10-25" calcext:value-type="date">
            <text:p>25.10.18</text:p>
          </table:table-cell>
          <table:table-cell table:number-columns-repeated="2"/>
          <table:table-cell table:number-columns-repeated="2" office:value-type="date" office:date-value="2018-10-24" calcext:value-type="date">
            <text:p>24.1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utzer ändern implementieren</text:p>
          </table:table-cell>
          <table:table-cell office:value-type="date" office:date-value="2018-10-25" calcext:value-type="date">
            <text:p>25.10.18</text:p>
          </table:table-cell>
          <table:table-cell table:formula="of:=[.D22]-[.B22]" office:value-type="float" office:value="4" calcext:value-type="float">
            <text:p>4</text:p>
          </table:table-cell>
          <table:table-cell office:value-type="date" office:date-value="2018-10-29" calcext:value-type="date">
            <text:p>29.10.18</text:p>
          </table:table-cell>
          <table:table-cell table:number-columns-repeated="2"/>
          <table:table-cell office:value-type="date" office:date-value="2018-10-25" calcext:value-type="date">
            <text:p>25.10.18</text:p>
          </table:table-cell>
          <table:table-cell office:value-type="date" office:date-value="2018-10-30" calcext:value-type="date">
            <text:p>30.10.18</text:p>
          </table:table-cell>
          <table:table-cell table:formula="of:=[.H22]-[.G2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en</text:p>
          </table:table-cell>
          <table:table-cell office:value-type="date" office:date-value="2018-10-29" calcext:value-type="date">
            <text:p>29.10.18</text:p>
          </table:table-cell>
          <table:table-cell table:formula="of:=[.D23]-[.B23]" office:value-type="float" office:value="14" calcext:value-type="float">
            <text:p>14</text:p>
          </table:table-cell>
          <table:table-cell office:value-type="date" office:date-value="2018-11-12" calcext:value-type="date">
            <text:p>12.11.18</text:p>
          </table:table-cell>
          <table:table-cell table:number-columns-repeated="2"/>
          <table:table-cell office:value-type="date" office:date-value="2018-10-31" calcext:value-type="date">
            <text:p>31.10.18</text:p>
          </table:table-cell>
          <table:table-cell office:value-type="date" office:date-value="2018-11-12" calcext:value-type="date">
            <text:p>12.11.18</text:p>
          </table:table-cell>
          <table:table-cell table:formula="of:=[.H23]-[.G2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ffene Probleme lösen</text:p>
          </table:table-cell>
          <table:table-cell office:value-type="date" office:date-value="2018-10-29" calcext:value-type="date">
            <text:p>29.10.18</text:p>
          </table:table-cell>
          <table:table-cell table:formula="of:=[.D24]-[.B24]" office:value-type="float" office:value="14" calcext:value-type="float">
            <text:p>14</text:p>
          </table:table-cell>
          <table:table-cell office:value-type="date" office:date-value="2018-11-12" calcext:value-type="date">
            <text:p>12.11.18</text:p>
          </table:table-cell>
          <table:table-cell table:number-columns-repeated="2"/>
          <table:table-cell office:value-type="date" office:date-value="2018-10-31" calcext:value-type="date">
            <text:p>31.10.18</text:p>
          </table:table-cell>
          <table:table-cell office:value-type="date" office:date-value="2018-11-12" calcext:value-type="date">
            <text:p>12.11.18</text:p>
          </table:table-cell>
          <table:table-cell table:formula="of:=[.H24]-[.G2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kumentation fertigen</text:p>
          </table:table-cell>
          <table:table-cell office:value-type="date" office:date-value="2018-11-09" calcext:value-type="date">
            <text:p>09.11.18</text:p>
          </table:table-cell>
          <table:table-cell table:formula="of:=[.D25]-[.B25]" office:value-type="float" office:value="14" calcext:value-type="float">
            <text:p>14</text:p>
          </table:table-cell>
          <table:table-cell office:value-type="date" office:date-value="2018-11-23" calcext:value-type="date">
            <text:p>23.11.18</text:p>
          </table:table-cell>
          <table:table-cell table:number-columns-repeated="2"/>
          <table:table-cell office:value-type="date" office:date-value="2018-11-09" calcext:value-type="date">
            <text:p>09.11.18</text:p>
          </table:table-cell>
          <table:table-cell office:value-type="date" office:date-value="2018-11-23" calcext:value-type="date">
            <text:p>23.11.18</text:p>
          </table:table-cell>
          <table:table-cell table:formula="of:=[.H25]-[.G25]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36:34.731000000</meta:creation-date>
    <dc:date>2018-11-05T10:53:00.823000000</dc:date>
    <meta:editing-duration>PT25M14S</meta:editing-duration>
    <meta:editing-cycles>5</meta:editing-cycles>
    <meta:generator>LibreOffice/5.3.7.2$Windows_X86_64 LibreOffice_project/6b8ed514a9f8b44d37a1b96673cbbdd077e24059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0">
      <style:chart-properties chart:display-label="true" chart:logarithmic="false" chart:minimum="43346" chart:maximum="43427" chart:interval-major="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0">
      <style:chart-properties chart:link-data-style-to-source="true"/>
      <style:graphic-properties draw:stroke="none" draw:fill-color="#00ff7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 draw:opacity="5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238cm" svg:height="14.2cm" xlink:href=".." xlink:type="simple" chart:class="chart:bar" chart:style-name="ch1">
        <chart:plot-area chart:style-name="ch2" table:cell-range-address="Tabelle1.A1:Tabelle1.A25 Tabelle1.G1:Tabelle1.G25 Tabelle1.I1:Tabelle1.I25" chart:data-source-has-labels="both" svg:x="0.524cm" svg:y="0.284cm" svg:width="25.19cm" svg:height="13.632cm">
          <chartooo:coordinate-region svg:x="7.739cm" svg:y="0.284cm" svg:width="17.833cm" svg:height="12.139cm"/>
          <chart:axis chart:dimension="x" chart:name="primary-x" chart:style-name="ch3" chartooo:axis-type="auto">
            <chartooo:date-scale/>
            <chart:categories table:cell-range-address="Tabelle1.A2:Tabelle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2:Tabelle1.G25" chart:label-cell-address="Tabelle1.G1:Tabelle1.G1" chart:class="chart:bar">
            <chart:data-point chart:repeated="24"/>
          </chart:series>
          <chart:series chart:style-name="ch7" chart:values-cell-range-address="Tabelle1.I2:Tabelle1.I25" chart:label-cell-address="Tabelle1.I1:Tabelle1.I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Tabelle1.G1:Tabelle1.G1</svg:desc>
                </draw:g>
              </table:table-cell>
              <table:table-cell office:value-type="string">
                <text:p>Dauer</text:p>
                <draw:g>
                  <svg:desc>Tabelle1.I1:Tabe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jektbeschreibung fertigen</text:p>
                <draw:g>
                  <svg:desc>Tabelle1.A2:Tabelle1.A25</svg:desc>
                </draw:g>
              </table:table-cell>
              <table:table-cell office:value-type="float" office:value="43346">
                <text:p>43346</text:p>
                <draw:g>
                  <svg:desc>Tabelle1.G2:Tabelle1.G25</svg:desc>
                </draw:g>
              </table:table-cell>
              <table:table-cell office:value-type="float" office:value="3">
                <text:p>3</text:p>
                <draw:g>
                  <svg:desc>Tabelle1.I2:Tabelle1.I25</svg:desc>
                </draw:g>
              </table:table-cell>
            </table:table-row>
            <table:table-row>
              <table:table-cell office:value-type="string">
                <text:p>Entwicklungsumgebung einrichten</text:p>
              </table:table-cell>
              <table:table-cell office:value-type="float" office:value="43349">
                <text:p>43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jektbeschreibung korrigieren</text:p>
              </table:table-cell>
              <table:table-cell office:value-type="float" office:value="43353">
                <text:p>43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ository einrichten</text:p>
              </table:table-cell>
              <table:table-cell office:value-type="float" office:value="43356">
                <text:p>43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ckups implementieren</text:p>
              </table:table-cell>
              <table:table-cell office:value-type="float" office:value="43360">
                <text:p>43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ntitäten implementieren</text:p>
              </table:table-cell>
              <table:table-cell office:value-type="float" office:value="43360">
                <text:p>433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ogin implementieren</text:p>
              </table:table-cell>
              <table:table-cell office:value-type="float" office:value="43367">
                <text:p>433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Kurs anlegen implementieren</text:p>
              </table:table-cell>
              <table:table-cell office:value-type="float" office:value="43381">
                <text:p>433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urslisten-Anzeige implementieren</text:p>
              </table:table-cell>
              <table:table-cell office:value-type="float" office:value="43382">
                <text:p>43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rs anschauen implementieren</text:p>
              </table:table-cell>
              <table:table-cell office:value-type="float" office:value="43382">
                <text:p>43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rs bearbeiten implementieren</text:p>
              </table:table-cell>
              <table:table-cell office:value-type="float" office:value="43383">
                <text:p>43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nutzer anlegen implementieren</text:p>
              </table:table-cell>
              <table:table-cell office:value-type="float" office:value="43383">
                <text:p>433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hlzeitraum implementieren</text:p>
              </table:table-cell>
              <table:table-cell office:value-type="float" office:value="43384">
                <text:p>43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rswechsel implementieren</text:p>
              </table:table-cell>
              <table:table-cell office:value-type="float" office:value="43384">
                <text:p>43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hl implementieren</text:p>
              </table:table-cell>
              <table:table-cell office:value-type="float" office:value="43385">
                <text:p>433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utzerliste für Verwaltung implementieren</text:p>
              </table:table-cell>
              <table:table-cell office:value-type="float" office:value="43389">
                <text:p>43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urs zuweisen implementieren</text:p>
              </table:table-cell>
              <table:table-cell office:value-type="float" office:value="43392">
                <text:p>43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enutzer löschen implementieren</text:p>
              </table:table-cell>
              <table:table-cell office:value-type="float" office:value="43389">
                <text:p>433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ogout implementieren</text:p>
              </table:table-cell>
              <table:table-cell office:value-type="float" office:value="43397">
                <text:p>43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sswort ändern implementieren</text:p>
              </table:table-cell>
              <table:table-cell office:value-type="float" office:value="43397">
                <text:p>43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nutzer ändern implementieren</text:p>
              </table:table-cell>
              <table:table-cell office:value-type="float" office:value="43398">
                <text:p>433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en</text:p>
              </table:table-cell>
              <table:table-cell office:value-type="float" office:value="43404">
                <text:p>434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ffene Probleme lösen</text:p>
              </table:table-cell>
              <table:table-cell office:value-type="float" office:value="43404">
                <text:p>434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Dokumentation fertigen</text:p>
              </table:table-cell>
              <table:table-cell office:value-type="float" office:value="43413">
                <text:p>4341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3346" chart:maximum="43427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34cm" svg:height="14.15cm" xlink:href=".." xlink:type="simple" chart:class="chart:bar" chart:style-name="ch1">
        <chart:plot-area chart:style-name="ch2" table:cell-range-address="Tabelle1.A1:Tabelle1.C25" chart:data-source-has-labels="both" svg:x="0.522cm" svg:y="0.283cm" svg:width="25.09cm" svg:height="13.584cm">
          <chartooo:coordinate-region svg:x="7.738cm" svg:y="0.283cm" svg:width="17.426cm" svg:height="12.931cm"/>
          <chart:axis chart:dimension="x" chart:name="primary-x" chart:style-name="ch3" chartooo:axis-type="auto">
            <chartooo:date-scale/>
            <chart:categories table:cell-range-address="Tabelle1.A2:Tabelle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25" chart:label-cell-address="Tabelle1.B1:Tabelle1.B1" chart:class="chart:bar">
            <chart:data-point chart:repeated="24"/>
          </chart:series>
          <chart:series chart:style-name="ch7" chart:values-cell-range-address="Tabelle1.C2:Tabelle1.C25" chart:label-cell-address="Tabelle1.C1:Tabelle1.C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datum</text:p>
                <draw:g>
                  <svg:desc>Tabelle1.B1:Tabelle1.B1</svg:desc>
                </draw:g>
              </table:table-cell>
              <table:table-cell office:value-type="string">
                <text:p>Dauer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jektbeschreibung fertigen</text:p>
                <draw:g>
                  <svg:desc>Tabelle1.A2:Tabelle1.A25</svg:desc>
                </draw:g>
              </table:table-cell>
              <table:table-cell office:value-type="float" office:value="43346">
                <text:p>43346</text:p>
                <draw:g>
                  <svg:desc>Tabelle1.B2:Tabelle1.B25</svg:desc>
                </draw:g>
              </table:table-cell>
              <table:table-cell office:value-type="float" office:value="3">
                <text:p>3</text:p>
                <draw:g>
                  <svg:desc>Tabelle1.C2:Tabelle1.C25</svg:desc>
                </draw:g>
              </table:table-cell>
            </table:table-row>
            <table:table-row>
              <table:table-cell office:value-type="string">
                <text:p>Entwicklungsumgebung einrichten</text:p>
              </table:table-cell>
              <table:table-cell office:value-type="float" office:value="43349">
                <text:p>43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ojektbeschreibung korrigieren</text:p>
              </table:table-cell>
              <table:table-cell office:value-type="float" office:value="43353">
                <text:p>43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ository einrichten</text:p>
              </table:table-cell>
              <table:table-cell office:value-type="float" office:value="43356">
                <text:p>43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ckups implementieren</text:p>
              </table:table-cell>
              <table:table-cell office:value-type="float" office:value="43360">
                <text:p>43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ntitäten implementieren</text:p>
              </table:table-cell>
              <table:table-cell office:value-type="float" office:value="43360">
                <text:p>433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ogin implementieren</text:p>
              </table:table-cell>
              <table:table-cell office:value-type="float" office:value="43367">
                <text:p>433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urs anlegen implementieren</text:p>
              </table:table-cell>
              <table:table-cell office:value-type="float" office:value="43374">
                <text:p>43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urslisten-Anzeige implementieren</text:p>
              </table:table-cell>
              <table:table-cell office:value-type="float" office:value="43381">
                <text:p>43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rs anschauen implementieren</text:p>
              </table:table-cell>
              <table:table-cell office:value-type="float" office:value="43381">
                <text:p>43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rs bearbeiten implementieren</text:p>
              </table:table-cell>
              <table:table-cell office:value-type="float" office:value="43382">
                <text:p>43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utzer anlegen implementieren</text:p>
              </table:table-cell>
              <table:table-cell office:value-type="float" office:value="43383">
                <text:p>433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hlzeitraum implementieren</text:p>
              </table:table-cell>
              <table:table-cell office:value-type="float" office:value="43384">
                <text:p>43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urswechsel implementieren</text:p>
              </table:table-cell>
              <table:table-cell office:value-type="float" office:value="43385">
                <text:p>43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ahl implementieren</text:p>
              </table:table-cell>
              <table:table-cell office:value-type="float" office:value="43388">
                <text:p>43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enutzerliste für Verwaltung implementieren</text:p>
              </table:table-cell>
              <table:table-cell office:value-type="float" office:value="43389">
                <text:p>43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rs zuweisen implementieren</text:p>
              </table:table-cell>
              <table:table-cell office:value-type="float" office:value="43392">
                <text:p>433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enutzer löschen implementieren</text:p>
              </table:table-cell>
              <table:table-cell office:value-type="float" office:value="43390">
                <text:p>433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ogout implementieren</text:p>
              </table:table-cell>
              <table:table-cell office:value-type="float" office:value="43397">
                <text:p>43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sswort ändern implementieren</text:p>
              </table:table-cell>
              <table:table-cell office:value-type="float" office:value="43397">
                <text:p>43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nutzer ändern implementieren</text:p>
              </table:table-cell>
              <table:table-cell office:value-type="float" office:value="43398">
                <text:p>43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esten</text:p>
              </table:table-cell>
              <table:table-cell office:value-type="float" office:value="43402">
                <text:p>434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Offene Probleme lösen</text:p>
              </table:table-cell>
              <table:table-cell office:value-type="float" office:value="43402">
                <text:p>434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okumentation fertigen</text:p>
              </table:table-cell>
              <table:table-cell office:value-type="float" office:value="43413">
                <text:p>43413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$Windows_X86_64 LibreOffice_project/6b8ed514a9f8b44d37a1b96673cbbdd077e240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